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800000048DA64DF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39cm" style:rel-column-width="18144*"/>
    </style:style>
    <style:style style:name="Tabella1.B" style:family="table-column">
      <style:table-column-properties style:column-width="5.062cm" style:rel-column-width="47391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1.B3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1001d49" style:font-name-asian="SimSun" style:font-size-asian="7pt" style:font-weight-asian="bold" style:font-name-complex="Tahoma" style:font-size-complex="7pt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1001d49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eeb29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weight="bold" officeooo:rsid="00910647" officeooo:paragraph-rsid="00fc9a0a" style:font-name-asian="SimSun" style:font-size-asian="8pt" style:font-weight-asian="bold" style:font-name-complex="Tahoma" style:font-size-complex="8pt" style:font-weight-complex="bold" style:text-scale="80%"/>
    </style:style>
    <style:style style:name="P17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5" style:family="text">
      <style:text-properties officeooo:rsid="00dc105f"/>
    </style:style>
    <style:style style:name="T6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T8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df8c5a" style:font-size-asian="7pt" style:font-size-complex="7pt"/>
    </style:style>
    <style:style style:name="T11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49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4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5"><draw:frame draw:style-name="fr2" draw:name="image:asimage(load(record, 'partner_logo'))" text:anchor-type="as-char" svg:y="0cm" style:rel-width="47%" svg:height="0.85cm" style:rel-height="scale" draw:z-index="2"><draw:text-box fo:min-width="0.564cm"><text:p text:style-name="P1"/></draw:text-box></draw:frame><text:line-break/><text:span text:style-name="T3"><text:placeholder text:placeholder-type="text">&lt;load(record, 'line', mode='data')&gt;</text:placeholder></text:span><text:span text:style-name="T4"> </text:span><text:span text:style-name="T7"><text:placeholder text:placeholder-type="text">&lt;load(record, 'period')&gt;</text:placeholder></text:span><text:span text:style-name="T6"><text:line-break/></text:span><text:span text:style-name="T8"><text:placeholder text:placeholder-type="text">&lt;load(record, 'code')&gt;</text:placeholder></text:span></text:p>
            <text:p text:style-name="P16"><text:span text:style-name="T7"><text:placeholder text:placeholder-type="text">&lt;load(record, 'code_partner', mode='string')&gt;</text:placeholder></text:span><text:span text:style-name="T7"> </text:span><text:span text:style-name="T7"><text:placeholder text:placeholder-type="text">&lt;load(record, 'code_partner')&gt;</text:placeholder></text:span></text:p>
          </table:table-cell>
          <table:table-cell table:style-name="Tabella1.B3" office:value-type="string">
            <text:p text:style-name="P6"><text:span text:style-name="T3"><text:s/></text:span><draw:frame draw:style-name="fr3" draw:name="image: barcode(load(record, 'ean13_mono'), 'ean13')" text:anchor-type="as-char" style:rel-width="78%" svg:height="1.561cm" style:rel-height="65%" draw:z-index="0"><draw:text-box fo:min-width="3.949cm"><text:p text:style-name="P1"/></draw:text-box></draw:frame> <text:s/><draw:frame draw:style-name="fr4" draw:name="Immagine1" text:anchor-type="as-char" svg:width="0.6cm" svg:height="0.6cm" draw:z-index="3"><draw:image xlink:href="Pictures/100000000000004800000048DA64DF50.jpg" xlink:type="simple" xlink:show="embed" xlink:actuate="onLoad"/></draw:frame></text:p>
            <text:p text:style-name="P7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'-'.join((load(record, 'frame')).split('-')[1:3])&gt;</text:placeholder></text:span></text:p>
            <text:p text:style-name="P8"><text:span text:style-name="T1"><text:placeholder text:placeholder-type="text">&lt;load(record, 'fabric', mode='string')&gt;</text:placeholder></text:span> <text:span text:style-name="T1"><text:placeholder text:placeholder-type="text">&lt;'-'.join((load(record, 'fabric')).split('-')[1:3]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9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11"><text:span text:style-name="T5">Codice: </text:span><text:placeholder text:placeholder-type="text">&lt;get_placeholder(data, 'code')&gt;</text:placeholder></text:p>
            <text:p text:style-name="P12">Quantità: <text:span text:style-name="T1"><text:placeholder text:placeholder-type="text">&lt;get_placeholder(data, 'quantity')&gt;</text:placeholder></text:span></text:p>
            <text:p text:style-name="P12"><text:span text:style-name="T10">Linea</text:span><text:span text:style-name="T9">: </text:span><text:span text:style-name="T11"><text:placeholder text:placeholder-type="text">&lt;get_placeholder(data, 'line')&gt;</text:placeholder></text:span><text:span text:style-name="T11"> periodo</text:span><text:span text:style-name="T1"> </text:span><text:span text:style-name="T1"><text:placeholder text:placeholder-type="text">&lt;get_placeholder(data, 'period')&gt;</text:placeholder></text:span></text:p>
            <text:p text:style-name="P13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10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3-11-03T17:58:10.793598680</dc:date>
    <meta:editing-duration>PT17H39M17S</meta:editing-duration>
    <meta:editing-cycles>296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6" meta:word-count="61" meta:character-count="761" meta:non-whitespace-character-count="710"/>
  </office:meta>
</office:document-meta>
</file>